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878161636"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589</text:p>
      <text:p text:style-name="P2">Answer Key <text:span text:style-name="T12"><text:tab/><text:tab/><text:tab/><text:tab/><text:tab/><text:tab/><text:tab/><text:tab/><text:tab/><text:tab/><text:tab/> <text:s text:c="9"/></text:span>601</text:p>
      <text:p text:style-name="P2">Index <text:span text:style-name="T12"><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3-26T05:10:47</dc:date>
    <dc:creator>Sean Parsons</dc:creator>
    <meta:editing-duration>PT7H48M2S</meta:editing-duration>
    <meta:editing-cycles>43</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1" meta:word-count="1185" meta:character-count="7851" meta:non-whitespace-character-count="6141"/>
  </office:meta>
</office:document-meta>
</file>